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21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8Z81"/>SURAT KEPUTUSAN</text:p>
      <text:p text:style-name="P8">No. / 422 / 454 /Adm.Sek</text:p>
      <text:p text:style-name="P9"/>
      <text:p text:style-name="P10">Berdasarkan :</text:p>
      <text:list xml:id="list378646862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FEBI FEBRIYANTI</text:span></text:p>
      <text:p text:style-name="P12"><text:span text:style-name="T2"><text:tab/><text:tab/>Tempat, Tanggal Lahir<text:tab/>: Serang, 01-02-2002</text:span></text:p>
      <text:p text:style-name="P12"><text:span text:style-name="T2"><text:tab/><text:tab/>NISN<text:tab/><text:tab/><text:tab/><text:tab/>: 0026237106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8Z8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8Z83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8Z81"/><text:bookmark-end text:name="_Hlk481362583MailMergeMark2020-05-06T03:14:48Z8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21.837677437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0" meta:character-count="10423" meta:non-whitespace-character-count="912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